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808623874912423704" text:style-name="L1">
        <text:list-item>
          <text:p text:style-name="P5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311327223839169031" text:style-name="L2">
        <text:list-item>
          <text:p text:style-name="P5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755209732553901203" text:style-name="L3">
        <text:list-item>
          <text:p text:style-name="P6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9">Comentat exercici 1.3-1</text:p>
        </text:list-item>
        <text:list-item>
          <text:p text:style-name="P71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149292677685024270" text:style-name="L4">
        <text:list-item>
          <text:p text:style-name="P72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72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31434255901993" text:continue-list="list1311327223839169031" text:style-name="L2">
        <text:list-item>
          <text:p text:style-name="P5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31433007100509" text:continue-numbering="true" text:style-name="L2">
        <text:list-item>
          <text:p text:style-name="P5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58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31433613109021" text:continue-numbering="true" text:style-name="L2">
        <text:list-item>
          <text:p text:style-name="P59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73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31433378219101" text:continue-numbering="true" text:style-name="L2">
        <text:list-item>
          <text:p text:style-name="P6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74">Comentat apartat 1.1 Temperatura y calor</text:p>
        </text:list-item>
        <text:list-item>
          <text:p text:style-name="P74">Comentat apartat 1.2 Presión</text:p>
        </text:list-item>
        <text:list-item>
          <text:p text:style-name="P74">Comentat apartat 1.3 Ejercicios temperatura y presión</text:p>
          <text:p text:style-name="P60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31432562792688" text:continue-numbering="true" text:style-name="L2">
        <text:list-item>
          <text:p text:style-name="P76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31432825647094" text:continue-numbering="true" text:style-name="L2">
        <text:list-item>
          <text:p text:style-name="P6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75">Comentat apartat 1.<text:span text:style-name="T20">4</text:span> <text:span text:style-name="T20">Enrgía y potencia</text:span></text:p>
        </text:list-item>
        <text:list-item>
          <text:p text:style-name="P75">Comentat apartat 1.<text:span text:style-name="T20">5 Ejercicios Energía y potencia</text:span></text:p>
        </text:list-item>
        <text:list-item>
          <text:p text:style-name="P75">Comentat apartat 1.<text:span text:style-name="T20">6.1 Calor específico</text:span></text:p>
        </text:list-item>
      </text:list>
      <text:p text:style-name="P27"/>
      <text:p text:style-name="P39">Di<text:span text:style-name="T3">mecres</text:span><text:tab/><text:span text:style-name="T19">15</text:span>/<text:span text:style-name="T13">10</text:span>/2<text:span text:style-name="T5">5</text:span></text:p>
      <text:p text:style-name="P40"/>
      <text:list xml:id="list131432977756652" text:continue-numbering="true" text:style-name="L2">
        <text:list-item>
          <text:p text:style-name="P6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7">Comentat apartat 1.6.4 Ejemplo de transisión de calor a través de la pared de una cámara frigorífica</text:p>
          <text:p text:style-name="P62"/>
        </text:list-item>
      </text:list>
      <text:p text:style-name="P39">Di<text:span text:style-name="T21">jous<text:tab/></text:span><text:tab/><text:span text:style-name="T19">16</text:span>/<text:span text:style-name="T13">10</text:span>/2<text:span text:style-name="T5">5</text:span></text:p>
      <text:p text:style-name="P39"/>
      <text:list xml:id="list131434165441094" text:continue-numbering="true" text:style-name="L2">
        <text:list-item>
          <text:p text:style-name="P6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7">Comentat apartat 1.6.4 i fet exercicis de transmissió de calor 1.7-4 i 5. </text:p>
        </text:list-item>
      </text:list>
      <text:p text:style-name="P39"/>
      <text:p text:style-name="P40">Di<text:span text:style-name="T22">vendres<text:tab/>17</text:span>/<text:span text:style-name="T13">10</text:span>/2<text:span text:style-name="T5">5</text:span></text:p>
      <text:p text:style-name="P40"/>
      <text:p text:style-name="P29">Repassam teoria i exercicis per preparar l'examen de proper dimarts.</text:p>
      <text:p text:style-name="P40"/>
      <text:p text:style-name="P40">Di<text:span text:style-name="T22">marts<text:tab/>21</text:span>/<text:span text:style-name="T13">10</text:span>/2<text:span text:style-name="T5">5</text:span></text:p>
      <text:p text:style-name="P40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1">Di<text:span text:style-name="T22">mecres<text:tab/>22</text:span>/<text:span text:style-name="T13">10</text:span>/2<text:span text:style-name="T5">5</text:span></text:p>
      <text:p text:style-name="P41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2">Di<text:span text:style-name="T24">jous<text:tab/><text:tab/>23</text:span>/<text:span text:style-name="T13">10</text:span>/2<text:span text:style-name="T5">5</text:span></text:p>
      <text:p text:style-name="P42"/>
      <text:p text:style-name="P34">Preparació examen automàtica.</text:p>
      <text:p text:style-name="P34"/>
      <text:p text:style-name="P21"/>
      <text:p text:style-name="P51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43">Di<text:span text:style-name="T22">marts<text:tab/>28</text:span>/<text:span text:style-name="T13">10</text:span>/2<text:span text:style-name="T5">5</text:span></text:p>
      <text:p text:style-name="P43"/>
      <text:list xml:id="list131434624319342" text:continue-numbering="true" text:style-name="L2">
        <text:list-item>
          <text:p text:style-name="P6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8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78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82">Mesurat pressió en 3 recipients amb refrigerant reciclat i identificat els refrigerants (R134a, R410a i R600a) per la relació pressió temperatura ambient.</text:p>
        </text:list-item>
        <text:list-item>
          <text:p text:style-name="P82">Fet buit amb una màniga plena d'aigua y una ampolla. </text:p>
        </text:list-item>
      </text:list>
      <text:p text:style-name="P43"/>
      <text:p text:style-name="P31"/>
      <text:p text:style-name="P44">Di<text:span text:style-name="T22">mecres<text:tab/>29</text:span>/<text:span text:style-name="T13">10</text:span>/2<text:span text:style-name="T5">5</text:span></text:p>
      <text:p text:style-name="P44"/>
      <text:list xml:id="list5472466473024408487" text:style-name="L5">
        <text:list-item>
          <text:p text:style-name="P70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3">Com<text:span text:style-name="T30">entem apartats 1.8.1, 2 i 3.</text:span></text:p>
        </text:list-item>
      </text:list>
      <text:p text:style-name="P36"/>
      <text:p text:style-name="P44"/>
      <text:p text:style-name="P44">Di<text:span text:style-name="T30">jous<text:tab/><text:tab/>30</text:span>/<text:span text:style-name="T13">10</text:span>/2<text:span text:style-name="T5">5</text:span></text:p>
      <text:p text:style-name="P44"/>
      <text:list xml:id="list131434362582389" text:continue-numbering="true" text:style-name="L5">
        <text:list-item>
          <text:p text:style-name="P70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3">Comencem a comentar l'apartat 1.8.4 Diagrama de Mollier (diagrama p h)</text:p>
        </text:list-item>
      </text:list>
      <text:p text:style-name="P36"/>
      <text:p text:style-name="P44"/>
      <text:p text:style-name="P50">Divendres <text:tab/>31/10/25</text:p>
      <text:p text:style-name="P50"/>
      <text:p text:style-name="P37">Festiu triat pel centre.</text:p>
      <text:p text:style-name="P31"/>
      <text:p text:style-name="P31"/>
      <text:p text:style-name="P45">Di<text:span text:style-name="T22">marts<text:tab/>04</text:span>/<text:span text:style-name="T13">11</text:span>/2<text:span text:style-name="T5">5</text:span></text:p>
      <text:p text:style-name="P45"/>
      <text:list xml:id="list131432885356421" text:continue-list="list131434624319342" text:style-name="L2">
        <text:list-item>
          <text:p text:style-name="P6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9">Comentat apartat 1.<text:span text:style-name="T32">10 Caudal y velocidad</text:span></text:p>
        </text:list-item>
        <text:list-item>
          <text:p text:style-name="P79">Comentat apartat 1.<text:span text:style-name="T32">10.1 Conservación del caudal</text:span></text:p>
        </text:list-item>
      </text:list>
      <text:p text:style-name="P32"/>
      <text:p text:style-name="P46">Di<text:span text:style-name="T22">mecres<text:tab/>05</text:span>/<text:span text:style-name="T13">11</text:span>/2<text:span text:style-name="T5">5</text:span></text:p>
      <text:p text:style-name="P46"/>
      <text:list xml:id="list131434113827611" text:continue-numbering="true" text:style-name="L2">
        <text:list-item>
          <text:p text:style-name="P6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0">Comentat apartat 1.<text:span text:style-name="T32">1 Ciclo frigorífico</text:span></text:p>
        </text:list-item>
        <text:list-item>
          <text:p text:style-name="P80">Comentat aparta<text:span text:style-name="T33">t 1.1.1 Coeficiente de funcionamiento COP y EER</text:span></text:p>
        </text:list-item>
        <text:list-item>
          <text:p text:style-name="P80">Comentat aparta<text:span text:style-name="T33">t 1.1.2 Componentes de la instalación frigorífica por compresión</text:span></text:p>
        </text:list-item>
        <text:list-item>
          <text:p text:style-name="P80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47">Di<text:span text:style-name="T34">jous<text:tab/><text:tab/>06</text:span>/<text:span text:style-name="T13">11</text:span>/2<text:span text:style-name="T5">5</text:span></text:p>
      <text:p text:style-name="P47"/>
      <text:list xml:id="list131434393611251" text:continue-numbering="true" text:style-name="L2">
        <text:list-item>
          <text:p text:style-name="P6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1">Comentat apartat 1.<text:span text:style-name="T32">1.4 Caudal másico</text:span></text:p>
        </text:list-item>
        <text:list-item>
          <text:p text:style-name="P81">Comentat apartat 1.<text:span text:style-name="T32">1.5 EER de un sistema ideal</text:span></text:p>
        </text:list-item>
      </text:list>
      <text:p text:style-name="P52">Di<text:span text:style-name="T35">vendres<text:tab/><text:tab/>07</text:span>/<text:span text:style-name="T13">11</text:span>/2<text:span text:style-name="T5">5</text:span></text:p>
      <text:p text:style-name="P48"/>
      <text:p text:style-name="P38">Sortida golondrinas</text:p>
      <text:p text:style-name="P38"/>
      <text:p text:style-name="P49">Di<text:span text:style-name="T22">marts<text:tab/>11</text:span>/<text:span text:style-name="T13">11</text:span>/2<text:span text:style-name="T5">5</text:span></text:p>
      <text:p text:style-name="P49"/>
      <text:list xml:id="list131432984000452" text:continue-numbering="true" text:style-name="L2">
        <text:list-item>
          <text:p text:style-name="P6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4">Comentem exercici 1.2-1</text:p>
        </text:list-item>
        <text:list-item>
          <text:p text:style-name="P84">Comentem exercici 1.2-2</text:p>
        </text:list-item>
      </text:list>
      <text:p text:style-name="P86"/>
      <text:p text:style-name="P87">Di<text:span text:style-name="T22">mecres<text:tab/>12</text:span>/<text:span text:style-name="T13">11</text:span>/2<text:span text:style-name="T5">5</text:span></text:p>
      <text:p text:style-name="P87"/>
      <text:list xml:id="list131434668203780" text:continue-numbering="true" text:style-name="L2">
        <text:list-item>
          <text:p text:style-name="P6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5">Comentem exercici 1.2-<text:span text:style-name="T36">2 y 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2T13:14:32.156682469</dc:date>
    <meta:editing-duration>PT2H6M24S</meta:editing-duration>
    <meta:editing-cycles>220</meta:editing-cycles>
    <meta:document-statistic meta:table-count="0" meta:image-count="0" meta:object-count="0" meta:page-count="4" meta:paragraph-count="103" meta:word-count="585" meta:character-count="3629" meta:non-whitespace-character-count="3171"/>
  </office:meta>
</office:document-meta>
</file>